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Helvetica-Oblique" svg:font-family="Helvetica-Oblique" style:font-family-generic="swiss"/>
    <style:font-face style:name="Lucida Sans1" svg:font-family="'Lucida Sans'" style:font-family-generic="swiss"/>
    <style:font-face style:name="Palatino-Bold" svg:font-family="Palatino-Bold" style:font-family-generic="swiss"/>
    <style:font-face style:name="Palatino-Roman" svg:font-family="Palatino-Roman" style:font-family-generic="swiss"/>
    <style:font-face style:name="XyvisionPiOne" svg:font-family="XyvisionPiOn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1pt" style:font-name-asian="Palatino-Roman" style:font-size-asian="11pt" style:font-name-complex="Palatino-Roman" style:font-size-complex="11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1pt" style:font-name-asian="Helvetica-Bold" style:font-size-asian="11pt" style:font-name-complex="Helvetica-Bold" style:font-size-complex="11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1pt" fo:font-weight="bold" style:font-name-asian="Helvetica-Bold" style:font-size-asian="11pt" style:font-weight-asian="bold" style:font-name-complex="Helvetica-Bold" style:font-size-complex="11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1pt" fo:font-weight="bold" style:font-name-asian="Palatino-Bold" style:font-size-asian="11pt" style:font-weight-asian="bold" style:font-name-complex="Palatino-Bold" style:font-size-complex="11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1" fo:font-size="11pt" fo:font-style="italic" style:font-name-asian="Helvetica-Oblique" style:font-size-asian="11pt" style:font-style-asian="italic" style:font-name-complex="Helvetica-Oblique" style:font-size-complex="11pt" style:font-style-complex="italic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1" fo:font-size="11pt" fo:font-style="normal" style:font-name-asian="Helvetica-Oblique" style:font-size-asian="11pt" style:font-style-asian="normal" style:font-name-complex="Helvetica-Oblique" style:font-size-complex="11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1" fo:font-size="11pt" style:font-name-asian="Palatino-Roman" style:font-size-asian="11pt" style:font-name-complex="Palatino-Roman" style:font-size-complex="11pt"/>
    </style:style>
    <style:style style:name="T1" style:family="text">
      <style:text-properties style:font-name-asian="XyvisionPiOne" style:font-name-complex="XyvisionPiOne"/>
    </style:style>
    <style:style style:name="T2" style:family="text">
      <style:text-properties style:font-name-asian="Palatino-Roman" style:font-name-complex="Palatino-Roman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name-asian="Palatino-Bold" style:font-weight-asian="normal" style:font-name-complex="Palatino-Bold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multaneous Session and Asset Tracking Reporting.</text:p>
      <text:p text:style-name="P1"/>
      <text:p text:style-name="P3">Connect Direct utilizes Simultaneous Session and Asset Tracking to</text:p>
      <text:p text:style-name="P3">continually monitor server sessions, track metrics such as the high-water mark,</text:p>
      <text:p text:style-name="P3">generate SMF records to document the values, and generate audit reports with this</text:p>
      <text:p text:style-name="P3">data. This is a relatively new facility and can be very useful. </text:p>
      <text:p text:style-name="P3"/>
      <text:p text:style-name="P3">This feature is enabled by default when the product is installed and used to enable Connect Direct administrators to manage their server licensing requirements to.</text:p>
      <text:p text:style-name="P3"/>
      <text:p text:style-name="P3">It will help them identify if the current usage of Connect Direct servers is within the</text:p>
      <text:p text:style-name="P3">license entitlement levels and can prevent potential license violations. In addition to this <text:span text:style-name="T1">it will t</text:span>rack usage of IBM Connect Direct servers and assist administrators decommission devices that are no longer accessing Connect Direct servers.</text:p>
      <text:p text:style-name="P3"/>
      <text:p text:style-name="P3">Connect Direct sets certain global initialization parameters that upply values to process its various functions. The SESSION.HIGHWATER.SMF parameter is set to define a session expiration time.</text:p>
      <text:p text:style-name="P3">When this time period has elapsed the Connect Direct server records high-session</text:p>
      <text:p text:style-name="P3">limits and the the time and date that it occurred along with other information about the server</text:p>
      <text:p text:style-name="P3">itself such as the license type. </text:p>
      <text:p text:style-name="P3"/>
      <text:p text:style-name="P3">This information is recorded as a SMF record and into Connect Directs Statistics facility.</text:p>
      <text:p text:style-name="P3"/>
      <text:p text:style-name="P4"><text:span text:style-name="T4">The g</text:span><text:span text:style-name="T2">lobal initialization parameter SESSION.HIGHWATER.SMF is by default set</text:span></text:p>
      <text:p text:style-name="P3">to 60. Connect Direct records and maintains the current session count</text:p>
      <text:p text:style-name="P3">internally and records this externally by writing the information to SMF record type</text:p>
      <text:p text:style-name="P3">133. The SMF record type and the recording interval are setup when the Connect Direct z/OS server starts. Each server records the information separately. If the SMF record type of 133 is being used by another application, then you will need to specify a new SMF record type using the SESSION.HIGHWATER.SMF initialization parameter. Say you wanted to record to SMF record 200 every 30 minutes you would code:-</text:p>
      <text:p text:style-name="P3"/>
      <text:p text:style-name="P3"><text:tab/>SESSION.HIGHWATER.SMF = (200,30)</text:p>
      <text:p text:style-name="P3"/>
      <text:p text:style-name="P3">Post-processing of the SMF records is performed using batch processes. IBM provide sample jobs to do this. </text:p>
      <text:p text:style-name="P3"/>
      <text:p text:style-name="P3">The JCL here is an example of extracting the SMF and producing a report:-</text:p>
      <text:p text:style-name="P3"/>
      <text:p text:style-name="P3">//MKT01JOB <text:s text:c="3"/>JOB <text:s text:c="2"/>0,'G.YELDARBO',CLASS=A,MSGLEVEL=(1,1),MSGCLASS=O</text:p>
      <text:p text:style-name="P3">//*</text:p>
      <text:p text:style-name="P3">//* <text:s text:c="5"/>**************************************************************</text:p>
      <text:p text:style-name="P3">//* <text:s text:c="5"/>* <text:s text:c="83"/>*</text:p>
      <text:p text:style-name="P3">//* <text:s text:c="5"/>* Produce detailed report from C:D SMF records. <text:s text:c="7"/>*</text:p>
      <text:p text:style-name="P3">//* <text:s text:c="5"/>* <text:s text:c="83"/>*</text:p>
      <text:p text:style-name="P3">//* <text:s text:c="5"/>**************************************************************</text:p>
      <text:p text:style-name="P3">//*</text:p>
      <text:p text:style-name="P3">//STEP1 <text:s text:c="10"/>EXEC <text:s/>PGM=IFASMFDP</text:p>
      <text:p text:style-name="P3">//SYSPRINT <text:s text:c="3"/>DD <text:s text:c="6"/>SYSOUT=*</text:p>
      <text:p text:style-name="P3">//INDD1 <text:s text:c="10"/>DD <text:s text:c="7"/>DISP=SHR,DSN=MKT01.SMFDUMP</text:p>
      <text:p text:style-name="P3">//OUTDD <text:s text:c="8"/>DD <text:s text:c="7"/>DSN=&amp;&amp;TEMP01,DISP=(,PASS),</text:p>
      <text:p text:style-name="P3">// <text:s text:c="21"/>UNIT=SYSDA,SPACE=(CYL,(100,100),RLSE),</text:p>
      <text:p text:style-name="P3">// <text:s text:c="21"/>DCB=(DSORG=PS,RECFM=VBS)</text:p>
      <text:p text:style-name="P3">//SYSIN <text:s text:c="6"/>DD <text:s text:c="3"/>*</text:p>
      <text:p text:style-name="P3"><text:s text:c="2"/>INDD(INDD1,OPTIONS(DUMP))</text:p>
      <text:p text:style-name="P3"><text:s text:c="2"/>OUTDD(OUTDD,TYPE(133))</text:p>
      <text:p text:style-name="P3">/*</text:p>
      <text:p text:style-name="P3"><text:soft-page-break/>//*</text:p>
      <text:p text:style-name="P3">//STEP2 <text:s text:c="10"/>EXEC <text:s/>PGM=SORT,COND=(0,LT,STEP1)</text:p>
      <text:p text:style-name="P3">//SYSOUT <text:s text:c="7"/>DD <text:s text:c="5"/>SYSOUT=*</text:p>
      <text:p text:style-name="P3">//SYSPRINT <text:s text:c="4"/>DD <text:s text:c="5"/>SYSOUT=*</text:p>
      <text:p text:style-name="P3">//SORTIN <text:s text:c="8"/>DD <text:s text:c="5"/>DSN=&amp;&amp;TEMP01,DISP=(OLD,DELETE)</text:p>
      <text:p text:style-name="P3">//SORTOUT <text:s text:c="4"/>DD <text:s text:c="5"/>DSN=&amp;&amp;TEMP02,DISP=(,PASS),</text:p>
      <text:p text:style-name="P3">// <text:s text:c="21"/>UNIT=SYSDA,SPACE=(CYL,(100,100),RLSE),</text:p>
      <text:p text:style-name="P3">// <text:s text:c="22"/>DCB=(DSORG=PS,RECFM=VB,LRECL=512)</text:p>
      <text:p text:style-name="P3">//SYSIN <text:s text:c="11"/>DD <text:s text:c="5"/>*</text:p>
      <text:p text:style-name="P3">*</text:p>
      <text:p text:style-name="P3">* Retain origiInal record sequence.</text:p>
      <text:p text:style-name="P3">*</text:p>
      <text:p text:style-name="P3"><text:s text:c="2"/>OPTION EQUALS</text:p>
      <text:p text:style-name="P3">*</text:p>
      <text:p text:style-name="P3">* Sort by date and time.</text:p>
      <text:p text:style-name="P3">*</text:p>
      <text:p text:style-name="P3"><text:s text:c="2"/>SORT FIELDS=(11,4,PD,A,7,4,BI,A)</text:p>
      <text:p text:style-name="P3">*</text:p>
      <text:p text:style-name="P3">* Create output record 512 bytes in length and select only type 133.</text:p>
      <text:p text:style-name="P3">*</text:p>
      <text:p text:style-name="P3"><text:s text:c="2"/>OUTFIL INCLUDE=(1,2,BI,EQ,512,AND,6,1,BI,EQ,133)</text:p>
      <text:p text:style-name="P3">/*</text:p>
      <text:p text:style-name="P3">//*</text:p>
      <text:p text:style-name="P3">//STEP3 <text:s text:c="9"/>EXEC <text:s/>PGM=SORT,COND=(0,LT,STEP2)</text:p>
      <text:p text:style-name="P3">//SYSOUT <text:s text:c="5"/>DD <text:s text:c="6"/>SYSOUT=*</text:p>
      <text:p text:style-name="P3">//SYSPRINT <text:s text:c="2"/>DD <text:s text:c="6"/>SYSOUT=*</text:p>
      <text:p text:style-name="P3">//SORTIN <text:s text:c="7"/>DD <text:s text:c="6"/>DSN=&amp;&amp;TEMP02,DISP=(OLD,DELETE</text:p>
      <text:p text:style-name="P3">//SORTOUT <text:s text:c="3"/>DD <text:s text:c="6"/>DSN=&amp;&amp;TEMP03,DISP=(,PASS),</text:p>
      <text:p text:style-name="P3">// <text:s text:c="20"/>UNIT=SYSDA,SPACE=(CYL,(100,100),RLSE),</text:p>
      <text:p text:style-name="P3">// <text:s text:c="20"/>DCB=(DSORG=PS,RECFM=VB,LRECL=512)</text:p>
      <text:p text:style-name="P3">//SYSIN <text:s text:c="9"/>DD <text:s text:c="6"/>*</text:p>
      <text:p text:style-name="P3"><text:s text:c="2"/>OPTION EQUALS</text:p>
      <text:p text:style-name="P3"><text:s text:c="2"/>SORT FIELDS=(11,4,PD,A,7,4,BI,A) <text:s text:c="23"/>Date &amp; Time</text:p>
      <text:p text:style-name="P3"><text:s text:c="2"/>OUTFIL INCLUDE=(23,2,BI,EQ,2, <text:s text:c="26"/>Subtype=2</text:p>
      <text:p text:style-name="P3"><text:s text:c="14"/>AND,19,4,CH,EQ,C'CDHW') <text:s text:c="24"/>CDHW eyecATCHER</text:p>
      <text:p text:style-name="P3">/*</text:p>
      <text:p text:style-name="P3">//*</text:p>
      <text:p text:style-name="P3">//STEP4 <text:s text:c="9"/>EXEC <text:s/>PGM=SORT,COND=(0,LT,STEP3)</text:p>
      <text:p text:style-name="P3">//SYSOUT <text:s text:c="6"/>DD <text:s text:c="5"/>SYSOUT=*</text:p>
      <text:p text:style-name="P3">//SYSPRINT <text:s text:c="3"/>DD <text:s text:c="5"/>SYSOUT=*</text:p>
      <text:p text:style-name="P3">//SORTIN <text:s text:c="7"/>DD <text:s text:c="5"/>DSN=&amp;&amp;TEMP03,DISP=(OLD,DELETE)</text:p>
      <text:p text:style-name="P3">//REPORT <text:s text:c="6"/>DD <text:s text:c="5"/>SYSOUT=*</text:p>
      <text:p text:style-name="P3">//SYSIN <text:s text:c="10"/>DD <text:s text:c="5"/>*</text:p>
      <text:p text:style-name="P3"><text:s text:c="2"/>SORT FIELDS=(15,4,CH,A,11,4,PD,A,7,4,BI,A)</text:p>
      <text:p text:style-name="P3"><text:s text:c="2"/>OUTFIL FNAMES=REPORT,</text:p>
      <text:p text:style-name="P3"><text:s text:c="9"/>HEADER1=(DATE,X,TIME,</text:p>
      <text:p text:style-name="P3"><text:s text:c="18"/>5X,</text:p>
      <text:p text:style-name="P3"><text:s text:c="18"/>'Simultaneous Session Interval Detail by: SMFID, ',</text:p>
      <text:p text:style-name="P3"><text:s text:c="18"/>'Date and Time'),</text:p>
      <text:p text:style-name="P3"><text:s text:c="9"/>HEADER2=(DATE,X,TIME,</text:p>
      <text:p text:style-name="P3"><text:s text:c="18"/>5X,</text:p>
      <text:p text:style-name="P3"><text:s text:c="18"/>'Simultaneous Session Interval Detail for SMFID: ',</text:p>
      <text:p text:style-name="P3"><text:s text:c="18"/>15,4, <text:s text:c="34"/>SMFID</text:p>
      <text:p text:style-name="P3"><text:s text:c="18"/>46X,</text:p>
      <text:p text:style-name="P3"><text:s text:c="18"/>'Page ',PAGE,</text:p>
      <text:p text:style-name="P3"><text:s text:c="18"/>2/,</text:p>
      <text:p text:style-name="P3"><text:s text:c="18"/>'---SMF Record Written----',</text:p>
      <text:p text:style-name="P3"><text:soft-page-break/><text:s text:c="18"/>2X,</text:p>
      <text:p text:style-name="P3"><text:s text:c="18"/>'--------Interval High Water Mark--------',</text:p>
      <text:p text:style-name="P3"><text:s text:c="18"/>2X,</text:p>
      <text:p text:style-name="P3"><text:s text:c="18"/>'------------------------',</text:p>
      <text:p text:style-name="P3"><text:s text:c="18"/>'CD Node',</text:p>
      <text:p text:style-name="P3"><text:s text:c="18"/>'------------------------',</text:p>
      <text:p text:style-name="P3"><text:s text:c="18"/>2X,</text:p>
      <text:p text:style-name="P3"><text:s text:c="18"/>'-----CD Plex-----',</text:p>
      <text:p text:style-name="P3"><text:s text:c="18"/>2X,</text:p>
      <text:p text:style-name="P3"><text:s text:c="18"/>'---------System---------',</text:p>
      <text:p text:style-name="P3"><text:s text:c="18"/>2X,</text:p>
      <text:p text:style-name="P3"><text:s text:c="18"/>'---------------------CD--------------------',</text:p>
      <text:p text:style-name="P3"><text:s text:c="18"/>/,</text:p>
      <text:p text:style-name="P3"><text:s text:c="18"/>'SID ',</text:p>
      <text:p text:style-name="P3"><text:s text:c="18"/>X,</text:p>
      <text:p text:style-name="P3"><text:s text:c="18"/>' <text:s/>Date <text:s text:c="5"/>Time <text:s text:c="3"/>',</text:p>
      <text:p text:style-name="P3"><text:s text:c="18"/>2X,</text:p>
      <text:p text:style-name="P3"><text:s text:c="18"/>' <text:s/>Date <text:s text:c="5"/>Time <text:s text:c="3"/>',</text:p>
      <text:p text:style-name="P3"><text:s text:c="18"/>X,</text:p>
      <text:p text:style-name="P3"><text:s text:c="18"/>'Value',</text:p>
      <text:p text:style-name="P3"><text:s text:c="18"/>X,</text:p>
      <text:p text:style-name="P3"><text:s text:c="18"/>' Pri ',</text:p>
      <text:p text:style-name="P3"><text:s text:c="18"/>X,</text:p>
      <text:p text:style-name="P3"><text:s text:c="18"/>' Sec ',</text:p>
      <text:p text:style-name="P3"><text:s text:c="18"/>X,</text:p>
      <text:p text:style-name="P3"><text:s text:c="18"/>'R',</text:p>
      <text:p text:style-name="P3"><text:s text:c="18"/>2X,</text:p>
      <text:p text:style-name="P3"><text:s text:c="18"/>'Jobname ',</text:p>
      <text:p text:style-name="P3"><text:s text:c="18"/>X,</text:p>
      <text:p text:style-name="P3"><text:s text:c="18"/>'Job ID <text:s/>',</text:p>
      <text:p text:style-name="P3"><text:s text:c="18"/>X,</text:p>
      <text:p text:style-name="P3"><text:s text:c="18"/>'Name <text:s text:c="11"/>',</text:p>
      <text:p text:style-name="P3"><text:s text:c="18"/>X,</text:p>
      <text:p text:style-name="P3"><text:s text:c="18"/>' <text:s/>Date <text:s text:c="5"/>Time <text:s text:c="3"/>',</text:p>
      <text:p text:style-name="P3"><text:s text:c="18"/>2X,</text:p>
      <text:p text:style-name="P3"><text:s text:c="18"/>'Name <text:s text:c="4"/>Server <text:s/>',</text:p>
      <text:p text:style-name="P3"><text:s text:c="18"/>2X,</text:p>
      <text:p text:style-name="P3"><text:s text:c="18"/>' OS <text:s/>Ver <text:s text:c="5"/>MSU <text:s text:c="3"/>GMT',</text:p>
      <text:p text:style-name="P3"><text:s text:c="18"/>2X,</text:p>
      <text:p text:style-name="P3"><text:s text:c="18"/>' Ver <text:s/>License <text:s/>Type #Nodes',</text:p>
      <text:p text:style-name="P3"><text:s text:c="18"/>X,</text:p>
      <text:p text:style-name="P3"><text:s text:c="18"/>'Host/IP',</text:p>
      <text:p text:style-name="P3"><text:s text:c="18"/>/, <text:s text:c="30"/>header <text:s text:c="2"/>Line break</text:p>
      <text:p text:style-name="P3"><text:s text:c="18"/>'----',</text:p>
      <text:p text:style-name="P3"><text:s text:c="18"/>X,</text:p>
      <text:p text:style-name="P3"><text:s text:c="18"/>'-------- -----------',</text:p>
      <text:p text:style-name="P3"><text:s text:c="18"/>2X,</text:p>
      <text:p text:style-name="P3"><text:s text:c="18"/>'-------- -----------',</text:p>
      <text:p text:style-name="P3"><text:s text:c="18"/>X,</text:p>
      <text:p text:style-name="P3"><text:s text:c="18"/>'-----',</text:p>
      <text:p text:style-name="P3"><text:s text:c="18"/>X,</text:p>
      <text:p text:style-name="P3"><text:s text:c="18"/>'-----',</text:p>
      <text:p text:style-name="P3"><text:s text:c="18"/>X,</text:p>
      <text:p text:style-name="P3"><text:s text:c="18"/>'-----',</text:p>
      <text:p text:style-name="P3"><text:s text:c="18"/>X,</text:p>
      <text:p text:style-name="P3"><text:s text:c="18"/>'-',</text:p>
      <text:p text:style-name="P3"><text:s text:c="18"/>2X,</text:p>
      <text:p text:style-name="P3"><text:soft-page-break/><text:s text:c="18"/>'-------- --------',</text:p>
      <text:p text:style-name="P3"><text:s text:c="18"/>X,</text:p>
      <text:p text:style-name="P3"><text:s text:c="18"/>'----------------',</text:p>
      <text:p text:style-name="P3"><text:s text:c="18"/>X,</text:p>
      <text:p text:style-name="P3"><text:s text:c="18"/>'-------- -----------',</text:p>
      <text:p text:style-name="P3"><text:s text:c="18"/>2X,</text:p>
      <text:p text:style-name="P3"><text:s text:c="18"/>'-------- --------',</text:p>
      <text:p text:style-name="P3"><text:s text:c="18"/>2X,</text:p>
      <text:p text:style-name="P3"><text:s text:c="18"/>'---- ---- ---------- ---',</text:p>
      <text:p text:style-name="P3"><text:s text:c="18"/>2X,</text:p>
      <text:p text:style-name="P3"><text:s text:c="18"/>'----- -------- ---- ------ ----------------'),</text:p>
      <text:p text:style-name="P3"><text:s text:c="8"/>SECTIONS=(15,4,SKIP=P), <text:s/>section break=page eject=SMFID</text:p>
      <text:p text:style-name="P3"><text:s text:c="10"/>OUTREC=(1,4, <text:s text:c="24"/>(required) Unedited RDW</text:p>
      <text:p text:style-name="P3"><text:s text:c="18"/>15,4, <text:s text:c="34"/>SMFID</text:p>
      <text:p text:style-name="P3"><text:s text:c="18"/>X,</text:p>
      <text:p text:style-name="P3"><text:s text:c="18"/>11,4,DT3,EDIT=('TTTT.TTT'), <text:s text:c="12"/>" <text:s text:c="2"/>Date</text:p>
      <text:p text:style-name="P3"><text:s text:c="18"/>X,</text:p>
      <text:p text:style-name="P3"><text:s text:c="18"/>7,4,TM4,EDIT=('TT:TT:TT.TT'), <text:s text:c="10"/>" <text:s text:c="2"/>Time</text:p>
      <text:p text:style-name="P3"><text:s text:c="18"/>2X,</text:p>
      <text:p text:style-name="P3"><text:s text:c="18"/>101,4,Y4U,TOJUL=Y4T(.), <text:s text:c="16"/>HW <text:s/>Date</text:p>
      <text:p text:style-name="P3"><text:s text:c="18"/>X,</text:p>
      <text:p text:style-name="P3"><text:s text:c="18"/>97,1,HEX, <text:s text:c="30"/>" <text:s text:c="2"/>HH</text:p>
      <text:p text:style-name="P3"><text:s text:c="18"/>1C':',</text:p>
      <text:p text:style-name="P3"><text:s text:c="18"/>98,1,HEX, <text:s text:c="30"/>" <text:s text:c="2"/>MM</text:p>
      <text:p text:style-name="P3"><text:s text:c="18"/>1C':',</text:p>
      <text:p text:style-name="P3"><text:s text:c="18"/>99,1,HEX, <text:s text:c="30"/>" <text:s text:c="2"/>SS</text:p>
      <text:p text:style-name="P3"><text:s text:c="18"/>1C'.',</text:p>
      <text:p text:style-name="P3"><text:s text:c="18"/>100,1,HEX, <text:s text:c="29"/>" <text:s text:c="2"/>th</text:p>
      <text:p text:style-name="P3"><text:s text:c="18"/>X,</text:p>
      <text:p text:style-name="P3"><text:s text:c="18"/>95,2,BI,M10,LENGTH=5, <text:s text:c="18"/>" <text:s text:c="2"/>Value</text:p>
      <text:p text:style-name="P3"><text:s text:c="18"/>X,</text:p>
      <text:p text:style-name="P3"><text:s text:c="18"/>105,2,BI,M10,LENGTH=5, <text:s text:c="17"/>" <text:s text:c="2"/>Primary</text:p>
      <text:p text:style-name="P3"><text:s text:c="18"/>X,</text:p>
      <text:p text:style-name="P3"><text:s text:c="18"/>107,2,BI,M10,LENGTH=5, <text:s text:c="17"/>" <text:s text:c="2"/>Secondary</text:p>
      <text:p text:style-name="P3"><text:s text:c="18"/>X,</text:p>
      <text:p text:style-name="P3"><text:s text:c="18"/>90,1, <text:s text:c="34"/>" <text:s text:c="2"/>Reason</text:p>
      <text:p text:style-name="P3"><text:s text:c="18"/>2X,</text:p>
      <text:p text:style-name="P3"><text:s text:c="18"/>33,8, <text:s text:c="34"/>CD Node Job Na</text:p>
      <text:p text:style-name="P3"><text:s text:c="18"/>X,</text:p>
      <text:p text:style-name="P3"><text:s text:c="18"/>49,8, <text:s text:c="34"/>" <text:s text:c="2"/>" <text:s text:c="2"/>Job ID</text:p>
      <text:p text:style-name="P3"><text:s text:c="18"/>X,</text:p>
      <text:p text:style-name="P3"><text:s text:c="18"/>73,16, <text:s text:c="33"/>" <text:s text:c="2"/>" <text:s text:c="2"/>Name</text:p>
      <text:p text:style-name="P3"><text:s text:c="18"/>X,</text:p>
      <text:p text:style-name="P3"><text:s text:c="18"/>45,4,Y4U,TOJUL=Y4T(.), <text:s text:c="17"/>" <text:s text:c="2"/>" <text:s text:c="2"/>Init D</text:p>
      <text:p text:style-name="P3"><text:s text:c="18"/>X, <text:s text:c="45"/>Init T</text:p>
      <text:p text:style-name="P3"><text:s text:c="18"/>41,1,HEX, <text:s text:c="30"/>" <text:s text:c="2"/>" <text:s text:c="2"/>HH</text:p>
      <text:p text:style-name="P3"><text:s text:c="18"/>1C':',</text:p>
      <text:p text:style-name="P3"><text:s text:c="18"/>42,1,HEX, <text:s text:c="30"/>" <text:s text:c="2"/>" <text:s text:c="2"/>MM</text:p>
      <text:p text:style-name="P3"><text:s text:c="18"/>1C':',</text:p>
      <text:p text:style-name="P3"><text:s text:c="18"/>43,1,HEX, <text:s text:c="30"/>" <text:s text:c="2"/>" <text:s text:c="2"/>SS</text:p>
      <text:p text:style-name="P3"><text:s text:c="18"/>1C'.',</text:p>
      <text:p text:style-name="P3"><text:s text:c="18"/>44,1,HEX, <text:s text:c="30"/>" <text:s text:c="2"/>" <text:s text:c="2"/>th</text:p>
      <text:p text:style-name="P3"><text:s text:c="18"/>2X,</text:p>
      <text:p text:style-name="P3"><text:s text:c="18"/>57,8, <text:s text:c="34"/>CD Plex Name</text:p>
      <text:p text:style-name="P3"><text:s text:c="18"/>X,</text:p>
      <text:p text:style-name="P3"><text:s text:c="18"/>65,8, <text:s text:c="34"/>" <text:s text:c="2"/>" <text:s text:c="2"/>Srvr</text:p>
      <text:p text:style-name="P3"><text:s text:c="18"/>2X,</text:p>
      <text:p text:style-name="P3"><text:soft-page-break/><text:s text:c="18"/>109,4, <text:s text:c="33"/>System <text:s/>OS</text:p>
      <text:p text:style-name="P3"><text:s text:c="18"/>X,</text:p>
      <text:p text:style-name="P3"><text:s text:c="18"/>113,4, <text:s text:c="33"/>" <text:s text:c="6"/>OS VER</text:p>
      <text:p text:style-name="P3"><text:s text:c="18"/>X,</text:p>
      <text:p text:style-name="P3"><text:s text:c="18"/>133,4,BI,M10,LENGTH=10, <text:s text:c="16"/>" <text:s text:c="6"/>MSU</text:p>
      <text:p text:style-name="P3"><text:s text:c="18"/>X,</text:p>
      <text:p text:style-name="P3"><text:s text:c="18"/>(((137,4,FI,MUL,+1048576),DIV,+1000000),DIV,+3600),</text:p>
      <text:p text:style-name="P3"><text:s text:c="18"/>M12,SIGNS=(+,-),LENGTH=3, <text:s text:c="22"/>GMT</text:p>
      <text:p text:style-name="P3"><text:s text:c="18"/>2X,</text:p>
      <text:p text:style-name="P3"><text:s text:c="18"/>117,4,BI,M10,LENGTH=5, <text:s text:c="17"/>CD Version</text:p>
      <text:p text:style-name="P3"><text:s text:c="18"/>1X,</text:p>
      <text:p text:style-name="P3"><text:s text:c="18"/>121,8, <text:s text:c="33"/>" <text:s/>License</text:p>
      <text:p text:style-name="P3"><text:s text:c="18"/>1X,</text:p>
      <text:p text:style-name="P3"><text:s text:c="18"/>129,4, <text:s text:c="33"/>" <text:s/>Type (Lic)</text:p>
      <text:p text:style-name="P3"><text:s text:c="18"/>1X,</text:p>
      <text:p text:style-name="P3"><text:s text:c="18"/>141,4,BI,M10,LENGTH=6, <text:s text:c="17"/>" <text:s/>#Nodes</text:p>
      <text:p text:style-name="P3"><text:s text:c="18"/>1X,</text:p>
      <text:p text:style-name="P3"><text:s text:c="18"/>149,16) <text:s text:c="32"/>" <text:s/>Host/IP</text:p>
      <text:p text:style-name="P3">//</text:p>
      <text:p text:style-name="P3"><text:s text:c="18"/>1X,</text:p>
      <text:p text:style-name="P3"><text:s text:c="18"/>220:X) <text:s text:c="4"/>ensures the record length is large enough</text:p>
      <text:p text:style-name="P3"/>
      <text:p text:style-name="P3">The result is a report that shows various SMF records cut over period of time that C:D has been active. The report can be modified to summarise various stats and is only presented here as an example. </text:p>
      <text:p text:style-name="P3"/>
      <text:p text:style-name="P3">CDSMF01 output here **************************</text:p>
      <text:p text:style-name="P3"/>
      <text:p text:style-name="P3">Alternatively you can use Select Statistics online or in batch to report on H2 type records. This results in a display as follows:-</text:p>
      <text:p text:style-name="P3"/>
      <text:p text:style-name="P3">===========================================================================</text:p>
      <text:p text:style-name="P3">CD.MKTA <text:s text:c="19"/>SELECT STATISTICS <text:s text:c="13"/>DATE : 04.06.2020 <text:s text:c="6"/></text:p>
      <text:p text:style-name="P3">=========================================================================== <text:s text:c="81"/></text:p>
      <text:p text:style-name="P3">______________________________________________________________________________</text:p>
      <text:p text:style-name="P3">Function <text:s text:c="9"/><text:tab/>=&gt; Asset Tracking <text:s text:c="46"/></text:p>
      <text:p text:style-name="P3">Report Date <text:s text:c="6"/><text:tab/>=&gt; 04.06.2020 <text:s text:c="8"/><text:tab/>Report Time <text:s text:c="6"/><text:tab/>=&gt; 12:57:50 <text:s text:c="12"/></text:p>
      <text:p text:style-name="P3">System Name <text:s text:c="5"/><text:tab/>=&gt; MKTA <text:s text:c="14"/><text:tab/>Job Name <text:s text:c="9"/><text:tab/>=&gt; CDIRECT <text:s text:c="13"/></text:p>
      <text:p text:style-name="P3">Server Name <text:s text:c="6"/><text:tab/>=&gt; CD.MKTA <text:s text:c="11"/><text:tab/>Job ID <text:s text:c="11"/><text:tab/><text:tab/>=&gt; STC09013 <text:s text:c="12"/></text:p>
      <text:p text:style-name="P3">CDPlex Name <text:s text:c="6"/><text:tab/>=&gt; <text:s text:c="19"/><text:tab/>CDPlex XCF Name <text:s/><text:tab/>=&gt; <text:s text:c="21"/></text:p>
      <text:p text:style-name="P3">Server Init Date <text:s/><text:tab/>=&gt; 04.06.2020 <text:s text:c="8"/><text:tab/>Server Init Time <text:s/><text:tab/>=&gt; 06:57:43 <text:s text:c="12"/></text:p>
      <text:p text:style-name="P3">Session HW Date <text:s text:c="2"/><text:tab/>=&gt; 04.06.2020 <text:s text:c="8"/><text:tab/>Session HW Time <text:s text:c="2"/><text:tab/>=&gt; 12:00:05 <text:s text:c="12"/></text:p>
      <text:p text:style-name="P3">HW Rec Intreval <text:s text:c="2"/><text:tab/>=&gt; 0000060 <text:s text:c="11"/><text:tab/>Session HW Count <text:s/><text:tab/>=&gt; 0000002 <text:s text:c="13"/></text:p>
      <text:p text:style-name="P3">Prim Session Cnt <text:s/><text:tab/>=&gt; 0000001 <text:s text:c="11"/><text:tab/>Sec Session Cnt <text:s text:c="2"/><text:tab/>=&gt; 0000001 <text:s text:c="13"/></text:p>
      <text:p text:style-name="P3">OS Type <text:s text:c="10"/><text:tab/>=&gt; ZOS <text:s text:c="15"/><text:tab/>OS Version <text:s text:c="7"/><text:tab/>=&gt; 0230 <text:s text:c="16"/></text:p>
      <text:p text:style-name="P3">CD Version <text:s text:c="7"/><text:tab/>=&gt; 0060000 <text:s text:c="11"/><text:tab/>MSU Value <text:s text:c="8"/><text:tab/>=&gt; 0000000000 <text:s text:c="10"/></text:p>
      <text:p text:style-name="P3">License Edition <text:s text:c="2"/><text:tab/>=&gt; STANDARD <text:s text:c="9"/>License Type <text:s text:c="5"/><text:tab/>=&gt; PROD <text:s text:c="16"/></text:p>
      <text:p text:style-name="P3">No# of Nodes <text:s text:c="5"/><text:tab/>=&gt; 0000006 <text:s text:c="11"/><text:tab/>Hostname <text:s text:c="9"/><text:tab/>=&gt; MKTA <text:s text:c="16"/></text:p>
      <text:p text:style-name="P3">______________________________________________________________________________</text:p>
      <text:p text:style-name="P3"/>
      <text:p text:style-name="P3">Also hidden away by IBM you can get the overall High Water Mark by doing an INQUIRE IPARM command. The resulting display at the end has a line like this:-</text:p>
      <text:p text:style-name="P3"/>
      <text:p text:style-name="P3"><text:tab/> DAILY HIGH WATER MARK =&gt; 13 <text:s text:c="3"/>REACHED AT 01:14:01</text:p>
      <text:p text:style-name="P3"/>
      <text:p text:style-name="P3">The latter is useful to see what has occurred over past 24 hours for example. </text:p>
      <text:p text:style-name="P3"><text:s text:c="8"/></text:p>
      <text:p text:style-name="P4"><text:soft-page-break/><text:span text:style-name="T3">The SMF record produced by the facility has the following format. I</text:span><text:span text:style-name="T2">It specifies the SMF TYPE or is</text:span></text:p>
      <text:p text:style-name="P3">defaulted to by the new INITPARM (CDHWRTY=XL1’85’=133). It contains a</text:p>
      <text:p text:style-name="P3">subtype of 2 (CDHWSTY=XL2’0002’), and a subsystem identification of CDZ</text:p>
      <text:p text:style-name="P3">(CDHWSSI=CL4’CDZ ’) to aid in identification. The first 24 bytes are the standard</text:p>
      <text:p text:style-name="P3">SMF record header for records with subtypes. The remaining bytes are the High</text:p>
      <text:p text:style-name="P3">Water mark information. </text:p>
      <text:p text:style-name="P3"/>
      <text:p text:style-name="P6">Offsets <text:tab/>Name <text:tab/>Length <text:tab/>Format <text:tab/>Description</text:p>
      <text:p text:style-name="P3"/>
      <text:p text:style-name="P3">00 <text:tab/><text:tab/>00 <text:tab/>CDHWLEN <text:tab/>2 binary <text:tab/>Record length. This field and the next field (total <text:tab/><text:tab/><text:tab/><text:tab/><text:tab/><text:tab/><text:tab/>of four bytes) form the record descriptor word.</text:p>
      <text:p text:style-name="P3">02 <text:tab/><text:tab/>02 <text:tab/>CDHWSEG <text:tab/>2 binary <text:tab/>Segment descriptor</text:p>
      <text:p text:style-name="P3">04 <text:tab/><text:tab/>04 <text:tab/>CDHSFLG <text:tab/>1 binary <text:tab/>System indicator.</text:p>
      <text:p text:style-name="P3">05 <text:tab/><text:tab/>05 <text:tab/>CDHWRTY <text:tab/>1 binary <text:tab/>Record type, from parameter 1 of the</text:p>
      <text:p text:style-name="P3"><text:tab/><text:tab/><text:tab/><text:tab/><text:tab/><text:tab/><text:tab/>SESSION.HIGHWATER.SMF INITPARM.</text:p>
      <text:p text:style-name="P3">06 <text:tab/><text:tab/>06 <text:tab/>CDHWTME <text:tab/>4 binary <text:tab/>Time since midnight, in hundredths of a second,</text:p>
      <text:p text:style-name="P3"><text:tab/><text:tab/><text:tab/><text:tab/><text:tab/><text:tab/><text:tab/>when the record was moved into the SMF <text:tab/><text:tab/><text:tab/><text:tab/><text:tab/><text:tab/><text:tab/><text:tab/>buffer.</text:p>
      <text:p text:style-name="P3">10 <text:tab/><text:tab/>0A <text:tab/>CDHWDTE <text:tab/>4 packed <text:tab/>Date in the form 0cyydddF</text:p>
      <text:p text:style-name="P3"><text:tab/><text:tab/><text:tab/><text:tab/><text:tab/><text:tab/><text:tab/>when the record was</text:p>
      <text:p text:style-name="P3"><text:tab/><text:tab/><text:tab/><text:tab/><text:tab/><text:tab/><text:tab/>moved into the SMF buffer.</text:p>
      <text:p text:style-name="P3">14 <text:tab/><text:tab/>0E <text:tab/>CDHWSID <text:tab/>4 EBCDIC <text:tab/>System ID (from SMCASID).</text:p>
      <text:p text:style-name="P3">18 <text:tab/><text:tab/>12 <text:tab/>CDHWSSI <text:tab/>4 EBCDIC <text:tab/>Subsystem ID c’CDHW’.</text:p>
      <text:p text:style-name="P3">22 <text:tab/><text:tab/>16 <text:tab/>CDHWSTY <text:tab/>2 binary <text:tab/>Record subtype x’0001’</text:p>
      <text:p text:style-name="P3">24 <text:tab/><text:tab/>18 <text:tab/>CDHWSNAM <text:tab/>8 EBCDIC <text:tab/>System name from CVTSNAME.</text:p>
      <text:p text:style-name="P3">32 <text:tab/><text:tab/>20 <text:tab/>CDHWJOB <text:tab/>8 EBCDIC <text:tab/>Job name of CDzOS server.</text:p>
      <text:p text:style-name="P3">40 <text:tab/><text:tab/>28 <text:tab/>CDHWITME <text:tab/>4 binary <text:tab/>Time, in the form HHMMSSTH, when the</text:p>
      <text:p text:style-name="P3"><text:tab/><text:tab/><text:tab/><text:tab/><text:tab/><text:tab/><text:tab/>CDzOS server was initialized.</text:p>
      <text:p text:style-name="P3">44 <text:tab/><text:tab/>2C <text:tab/>CDHWIDTE <text:tab/>4 packed <text:tab/>Date in the form yyyydddC when the CDzOS <text:tab/><text:tab/><text:tab/><text:tab/><text:tab/><text:tab/><text:tab/>server was initialized.</text:p>
      <text:p text:style-name="P3">48 <text:tab/><text:tab/>30 <text:tab/>CDHWJID <text:tab/>8 EBCDIC <text:tab/>8-character job identifier</text:p>
      <text:p text:style-name="P3">56 <text:tab/><text:tab/>38 <text:tab/>CDHWPLX <text:tab/>8 EBCDIC <text:tab/>CDPlex name or blanks</text:p>
      <text:p text:style-name="P3">64 <text:tab/><text:tab/>40 <text:tab/>CDHWSRV <text:tab/>8 EBCDIC <text:tab/>CDPlex server name or blanks</text:p>
      <text:p text:style-name="P3">72 <text:tab/><text:tab/>48 <text:tab/>CDHWNOD <text:tab/>16 EBCDIC <text:tab/>CD local node name</text:p>
      <text:p text:style-name="P3">88 <text:tab/><text:tab/>58 <text:tab/>CDHWUNU1 <text:tab/>1 Unused</text:p>
      <text:p text:style-name="P3">89 <text:tab/><text:tab/>59 <text:tab/>CDHWRCR <text:tab/>1 EBCDIC <text:tab/>Record Creation Reason:</text:p>
      <text:p text:style-name="P3"><text:tab/><text:tab/><text:tab/><text:tab/><text:tab/><text:tab/><text:tab/>‘I’=lnterval (CDHWRINT) reached <text:tab/><text:tab/><text:tab/><text:tab/><text:tab/><text:tab/><text:tab/><text:tab/><text:tab/>‘T’=Termination</text:p>
      <text:p text:style-name="P3">90 <text:tab/><text:tab/>5A <text:tab/>CDHWRINT <text:tab/>2 binary <text:tab/>Recording Interval, in minutes, from parameter <text:tab/><text:tab/><text:tab/><text:tab/><text:tab/><text:tab/><text:tab/>2 of the SESSION.HIGHWATER.SMF</text:p>
      <text:p text:style-name="P3"><text:tab/><text:tab/><text:tab/><text:tab/><text:tab/><text:tab/><text:tab/>INITPARM.</text:p>
      <text:p text:style-name="P3">92 <text:tab/><text:tab/>5C <text:tab/>CDHWMAXP <text:tab/>2 binary <text:tab/>Maximum Allowed Concurrent Processes, from</text:p>
      <text:p text:style-name="P3"><text:tab/><text:tab/><text:tab/><text:tab/><text:tab/><text:tab/><text:tab/>MAXPROCESS INITPARM.</text:p>
      <text:p text:style-name="P3">94 <text:tab/><text:tab/>5E <text:tab/>CDHWSHWM 2 binary <text:tab/>Session High Water Mark</text:p>
      <text:p text:style-name="P3"><text:tab/><text:tab/><text:tab/><text:tab/><text:tab/><text:tab/><text:tab/>for this interval.</text:p>
      <text:p text:style-name="P3">96 <text:tab/><text:tab/>60 <text:tab/>CDHWHTME <text:tab/>4 binary <text:tab/>Time in the form HHMMSSTH, when the</text:p>
      <text:p text:style-name="P3"><text:tab/><text:tab/><text:tab/><text:tab/><text:tab/><text:tab/><text:tab/>Session High Water Mark</text:p>
      <text:p text:style-name="P3"><text:tab/><text:tab/><text:tab/><text:tab/><text:tab/><text:tab/><text:tab/>was first reached in this interval.</text:p>
      <text:p text:style-name="P3">100 <text:tab/><text:tab/>64 <text:tab/>CDHWHDTE 4 packed <text:tab/>Date in the form yyyydddd when the Session <text:tab/><text:tab/><text:tab/><text:tab/><text:tab/><text:tab/><text:tab/>High Water Mark was first reached in this <text:tab/><text:tab/><text:tab/><text:tab/><text:tab/><text:tab/><text:tab/><text:tab/>interval.</text:p>
      <text:p text:style-name="P3">104 <text:tab/><text:tab/>68 <text:tab/>CDHWPRCT <text:tab/>2 Binary <text:tab/>MAXPRIMARY Sessions</text:p>
      <text:p text:style-name="P3">106 <text:tab/><text:tab/>6A <text:tab/>CDHWSECT <text:tab/>2 Binary <text:tab/>MAXSECONDARY Sessions</text:p>
      <text:p text:style-name="P3">108 <text:tab/><text:tab/>6C <text:tab/>CDWHOS <text:tab/>4 EBCDIC <text:tab/>OS Type</text:p>
      <text:p text:style-name="P3">112 <text:tab/><text:tab/>70 <text:tab/>CDHWOSVR <text:tab/>4 EBCDIC <text:tab/>OS Version</text:p>
      <text:p text:style-name="P3">116 <text:tab/><text:tab/>74 <text:tab/>CDHWCDVR <text:tab/>4 Binary <text:tab/>CD Server Version</text:p>
      <text:p text:style-name="P3">120 <text:tab/><text:tab/>78 <text:tab/>CDHWLIC <text:tab/>8 EBCDIC <text:tab/>License Edition</text:p>
      <text:p text:style-name="P3"><text:soft-page-break/>128 <text:tab/><text:tab/>80 <text:tab/>CDHWTYP <text:tab/><text:tab/>4 EBCDIC <text:tab/>License Sub-Type PROD/TEST</text:p>
      <text:p text:style-name="P3">132 <text:tab/><text:tab/>84 <text:tab/>CDHWMSU <text:tab/><text:tab/>4 Binary <text:tab/>MSU Value</text:p>
      <text:p text:style-name="P3">136 <text:tab/><text:tab/>88 <text:tab/>CDHWGMT <text:tab/><text:tab/>4 Binary <text:tab/>GMT Offset</text:p>
      <text:p text:style-name="P3">140 <text:tab/><text:tab/>8C <text:tab/>CDHWNNUM<text:tab/><text:tab/>4 Binary <text:tab/>Number of Nodes</text:p>
      <text:p text:style-name="P3">146 <text:tab/><text:tab/>92 <text:tab/>CDHWHSTL <text:tab/><text:tab/>2 Binary <text:tab/>Length of Hostname</text:p>
      <text:p text:style-name="P3">148 <text:tab/><text:tab/>94 <text:tab/>CDHWHOST <text:tab/><text:tab/>255 <text:tab/><text:tab/>EBCDIC Hostname</text:p>
      <text:p text:style-name="P5"/>
      <text:p text:style-name="P3">The H2 statistics record is generated and written to the Connect:Direct Statistics file</text:p>
      <text:p text:style-name="P3">at the same interval the SMF record is generated. This H2 statistics record can be</text:p>
      <text:p text:style-name="P3">formatted as a report with the Select Statistics command or the SS or S2 selection</text:p>
      <text:p text:style-name="P3">from the Connect:Direct IUI.</text:p>
      <text:p text:style-name="P7"/>
      <text:p text:style-name="P8">The format of the record is:-</text:p>
      <text:p text:style-name="P6"/>
      <text:p text:style-name="P6">Offset<text:tab/><text:tab/>Offset</text:p>
      <text:p text:style-name="P6">Decimal <text:s text:c="6"/><text:tab/>Hex<text:tab/><text:tab/>Name<text:tab/><text:tab/>Length <text:tab/>Description</text:p>
      <text:p text:style-name="P3">00 <text:tab/><text:tab/>00 <text:tab/><text:tab/>H2RECLN <text:tab/>2 Binary <text:tab/>H2 Record length</text:p>
      <text:p text:style-name="P3">02 <text:tab/><text:tab/>02 <text:tab/><text:tab/>H2RTYPE <text:tab/>2 EBCDIC <text:tab/>H2 Record Id</text:p>
      <text:p text:style-name="P3">04 <text:tab/><text:tab/>04 <text:tab/><text:tab/>H2TIME <text:tab/>4 Binary <text:tab/>Time when STAT record is written</text:p>
      <text:p text:style-name="P3">08 <text:tab/><text:tab/>08 <text:tab/><text:tab/>H2DATE <text:tab/>4 Binary <text:tab/>Julian Date when STAT record written</text:p>
      <text:p text:style-name="P3">12 <text:tab/><text:tab/>0C <text:tab/><text:tab/>H2HSNAM <text:tab/>8 EBCDIC <text:tab/>zOS System Name</text:p>
      <text:p text:style-name="P3">20 <text:tab/><text:tab/>14 <text:tab/><text:tab/>H2HJOB <text:tab/>8 EBCDIC <text:tab/>Server JOB Name</text:p>
      <text:p text:style-name="P3">28 <text:tab/><text:tab/>1C <text:tab/><text:tab/>H2HITME <text:tab/>4 Binary <text:tab/>Server Initialization Time</text:p>
      <text:p text:style-name="P3">32 <text:tab/><text:tab/>20 <text:tab/><text:tab/>H2HIDTE <text:tab/>4 Packed <text:tab/>Server Initialization Date</text:p>
      <text:p text:style-name="P3">36 <text:tab/><text:tab/>24 <text:tab/><text:tab/>H2HJID <text:tab/>8 EBCDIC <text:tab/>Server JOB Number</text:p>
      <text:p text:style-name="P3">44 <text:tab/><text:tab/>2C <text:tab/><text:tab/>H2HPLX <text:tab/>8 EBCDIC <text:tab/>CD Plex XCF Group Name</text:p>
      <text:p text:style-name="P3">52 <text:tab/><text:tab/>34 <text:tab/><text:tab/>H2HSRV <text:tab/>8 EBCDIC <text:tab/>CD Plex Member Name</text:p>
      <text:p text:style-name="P3">60 <text:tab/><text:tab/>3C <text:tab/><text:tab/>H2SNOD <text:tab/>16 EBCDIC <text:tab/>Server Nodename (LNODE)</text:p>
      <text:p text:style-name="P3">78 <text:tab/><text:tab/>4E <text:tab/><text:tab/>H2HRINT <text:tab/>2 Binary <text:tab/>HW Recording Interval</text:p>
      <text:p text:style-name="P3">80 <text:tab/><text:tab/>50 <text:tab/><text:tab/>H2HMAXP <text:tab/>2 Binary <text:tab/>Maximum Process (MAXPROCESS)</text:p>
      <text:p text:style-name="P3">82 <text:tab/><text:tab/>52 <text:tab/><text:tab/>H2HSHWM <text:tab/>2 Binary <text:tab/>High Session value</text:p>
      <text:p text:style-name="P3">84 <text:tab/><text:tab/>54 <text:tab/><text:tab/>H2HHTME <text:tab/>4 Binary <text:tab/>Time Reached in this Interval</text:p>
      <text:p text:style-name="P3">88 <text:tab/><text:tab/>58 <text:tab/><text:tab/>H2HHDTE <text:tab/>4 Packed <text:tab/>Date Reached in this Interval</text:p>
      <text:p text:style-name="P3">92 <text:tab/><text:tab/>5C <text:tab/><text:tab/>H2HPRCT <text:tab/>2 Binary <text:tab/>Primary Session Count</text:p>
      <text:p text:style-name="P3">94 <text:tab/><text:tab/>5E <text:tab/><text:tab/>H2HSECT <text:tab/>2 Binary <text:tab/>Secondary Session Count</text:p>
      <text:p text:style-name="P3">96 <text:tab/><text:tab/>60 <text:tab/><text:tab/>H2HOS <text:tab/>4 EBCDIC <text:tab/>OS Type</text:p>
      <text:p text:style-name="P3">100 <text:tab/><text:tab/>64 <text:tab/><text:tab/>H2HOSVR <text:tab/>4 EBCDIC <text:tab/>OS Version</text:p>
      <text:p text:style-name="P3">104 <text:tab/><text:tab/>68 <text:tab/><text:tab/>H2HCDVR <text:tab/>4 Binary <text:tab/>CD Server Version</text:p>
      <text:p text:style-name="P3">108 <text:tab/><text:tab/>6C <text:tab/><text:tab/>H2HLIC <text:tab/>8 EBCDIC <text:tab/>License Edition</text:p>
      <text:p text:style-name="P3">116 <text:tab/><text:tab/>74 <text:tab/><text:tab/>H2HTYP <text:tab/>4 EBCDIC <text:tab/>License Sub-Type PROD/TEST</text:p>
      <text:p text:style-name="P3">120 <text:tab/><text:tab/>78 <text:tab/><text:tab/>H2HMSU <text:tab/>4 Binary <text:tab/>MSU Value</text:p>
      <text:p text:style-name="P3">124 <text:tab/><text:tab/>7C <text:tab/><text:tab/>H2HGMT <text:tab/>4 Binary <text:tab/>GMT Offset</text:p>
      <text:p text:style-name="P3">128 <text:tab/><text:tab/>80 <text:tab/><text:tab/>H2HNUMN <text:tab/>4 Binary <text:tab/>Number of Nodes</text:p>
      <text:p text:style-name="P3">134 <text:tab/><text:tab/>86 <text:tab/><text:tab/>H2HHSTL <text:tab/>2 Binary <text:tab/>Length of Hostname</text:p>
      <text:p text:style-name="P3">136 <text:tab/><text:tab/>88 <text:tab/><text:tab/>H2HHOST <text:tab/>255 <text:tab/><text:tab/>EBCDIC Hostname</text:p>
      <text:p text:style-name="P5"/>
      <text:p text:style-name="P3">IBM provide audit reports to use the SMF data to produce:-</text:p>
      <text:p text:style-name="P3"/>
      <text:p text:style-name="P4"><text:span text:style-name="T1"><text:tab/></text:span><text:span text:style-name="T2">Detail Report</text:span></text:p>
      <text:p text:style-name="P4"><text:span text:style-name="T1"><text:tab/></text:span><text:span text:style-name="T2">Summary Report</text:span></text:p>
      <text:p text:style-name="P4"><text:span text:style-name="T1"><text:tab/></text:span><text:span text:style-name="T2">CSV output file for importing into an Excel Spreadsheet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-Bold" svg:font-family="Helvetica-Bold" style:font-family-generic="swiss"/>
    <style:font-face style:name="Helvetica-Oblique" svg:font-family="Helvetica-Oblique" style:font-family-generic="swiss"/>
    <style:font-face style:name="Lucida Sans1" svg:font-family="'Lucida Sans'" style:font-family-generic="swiss"/>
    <style:font-face style:name="Palatino-Bold" svg:font-family="Palatino-Bold" style:font-family-generic="swiss"/>
    <style:font-face style:name="Palatino-Roman" svg:font-family="Palatino-Roman" style:font-family-generic="swiss"/>
    <style:font-face style:name="XyvisionPiOne" svg:font-family="XyvisionPiOn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8T13:46:58.47</meta:creation-date>
    <dc:date>2020-10-16T09:08:51.57</dc:date>
    <meta:editing-duration>PT1H51M55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7" meta:paragraph-count="349" meta:word-count="1851" meta:character-count="17164"/>
  </office:meta>
</office:document-meta>
</file>